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0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7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4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1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3">23/09/2024</text:date>, <text:time>05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6M10S</meta:editing-duration>
    <meta:editing-cycles>1206</meta:editing-cycles>
    <meta:generator>OpenOffice/4.1.15$Win32 OpenOffice.org_project/4115m2$Build-9813</meta:generator>
    <dc:date>2024-09-23T05:38:32.8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